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5ce6" officeooo:paragraph-rsid="001d5c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ocks (compound statements)</text:p>
      <text:p text:style-name="P1">BY ALEX ON JUNE 18TH, 2007 | LAST MODIFIED BY ALEX ON JANUARY 1ST, 2016</text:p>
      <text:p text:style-name="P1">Blocks (compound statements)</text:p>
      <text:p text:style-name="P1"/>
      <text:p text:style-name="P1">A block of statements, also called a compound statement, is a group of statements that is treated by the compiler as if it were a single statement. Blocks begin with a { symbol, end with a } symbol, and the statements to be executed are placed in between. Blocks can be used any place where a single statement is allowed. No semicolon is needed at the end of a block.</text:p>
      <text:p text:style-name="P1"/>
      <text:p text:style-name="P1">You have already seen an example of blocks when writing functions:</text:p>
      <text:p text:style-name="P1"/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>8</text:p>
      <text:p text:style-name="P1">9</text:p>
      <text:p text:style-name="P1">10</text:p>
      <text:p text:style-name="P1">11</text:p>
      <text:p text:style-name="P1">12</text:p>
      <text:p text:style-name="P1">13</text:p>
      <text:p text:style-name="P1">14</text:p>
      <text:p text:style-name="P1">15</text:p>
      <text:p text:style-name="P1">int add(int x, int y)</text:p>
      <text:p text:style-name="P1">{ // start a block</text:p>
      <text:p text:style-name="P1"><text:s text:c="4"/>return x + y;</text:p>
      <text:p text:style-name="P1">} // end a block</text:p>
      <text:p text:style-name="P1"><text:s/></text:p>
      <text:p text:style-name="P1">int main()</text:p>
      <text:p text:style-name="P1">{ // start a block</text:p>
      <text:p text:style-name="P1"><text:s/></text:p>
      <text:p text:style-name="P1"><text:s text:c="4"/>// multiple statements</text:p>
      <text:p text:style-name="P1"><text:s text:c="4"/>int value(0);</text:p>
      <text:p text:style-name="P1"><text:s text:c="4"/>add(3, 4);</text:p>
      <text:p text:style-name="P1"><text:s/></text:p>
      <text:p text:style-name="P1"><text:s text:c="4"/>return 0;</text:p>
      <text:p text:style-name="P1"><text:s/></text:p>
      <text:p text:style-name="P1">} // end a block (no semicolon)</text:p>
      <text:p text:style-name="P1">Blocks can be nested inside of other blocks. As you have seen, the if statement executes a single statement if the condition is true. However, because blocks can be used anywhere a single statement can, we can instead use a nested block of statements to make the if statement execute multiple statements if the condition is true!</text:p>
      <text:p text:style-name="P1"/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<text:soft-page-break/>7</text:p>
      <text:p text:style-name="P1">8</text:p>
      <text:p text:style-name="P1">9</text:p>
      <text:p text:style-name="P1">10</text:p>
      <text:p text:style-name="P1">11</text:p>
      <text:p text:style-name="P1">12</text:p>
      <text:p text:style-name="P1">13</text:p>
      <text:p text:style-name="P1">14</text:p>
      <text:p text:style-name="P1">15</text:p>
      <text:p text:style-name="P1">16</text:p>
      <text:p text:style-name="P1">17</text:p>
      <text:p text:style-name="P1">18</text:p>
      <text:p text:style-name="P1">19</text:p>
      <text:p text:style-name="P1">20</text:p>
      <text:p text:style-name="P1">21</text:p>
      <text:p text:style-name="P1">22</text:p>
      <text:p text:style-name="P1">#include &lt;iostream&gt;</text:p>
      <text:p text:style-name="P1"><text:s/></text:p>
      <text:p text:style-name="P1">int main()</text:p>
      <text:p text:style-name="P1">{</text:p>
      <text:p text:style-name="P1"><text:s text:c="4"/>using namespace std;</text:p>
      <text:p text:style-name="P1"><text:s text:c="4"/>cout &lt;&lt; "Enter an integer: ";</text:p>
      <text:p text:style-name="P1"><text:s text:c="4"/>int value;</text:p>
      <text:p text:style-name="P1"><text:s text:c="4"/>cin &gt;&gt; value;</text:p>
      <text:p text:style-name="P1"><text:s text:c="4"/></text:p>
      <text:p text:style-name="P1"><text:s text:c="4"/>if (value &gt;= 0)</text:p>
      <text:p text:style-name="P1"><text:s text:c="4"/>{ // start of nested block</text:p>
      <text:p text:style-name="P1"><text:s text:c="8"/>cout &lt;&lt; value &lt;&lt; " is a positive integer (or zero)" &lt;&lt; endl;</text:p>
      <text:p text:style-name="P1"><text:s text:c="8"/>cout &lt;&lt; "Double this number is " &lt;&lt; value * 2 &lt;&lt; endl;</text:p>
      <text:p text:style-name="P1"><text:s text:c="4"/>} // end of nested block</text:p>
      <text:p text:style-name="P1"><text:s text:c="4"/>else</text:p>
      <text:p text:style-name="P1"><text:s text:c="4"/>{ // start of another nested block</text:p>
      <text:p text:style-name="P1"><text:s text:c="8"/>cout &lt;&lt; value &lt;&lt; " is a negative integer" &lt;&lt; endl;</text:p>
      <text:p text:style-name="P1"><text:s text:c="8"/>cout &lt;&lt; "The positive of this number is " &lt;&lt; -value &lt;&lt; endl;</text:p>
      <text:p text:style-name="P1"><text:s text:c="4"/>} // end of another nested block</text:p>
      <text:p text:style-name="P1"><text:s/></text:p>
      <text:p text:style-name="P1"><text:s text:c="4"/>return 0;</text:p>
      <text:p text:style-name="P1">}</text:p>
      <text:p text:style-name="P1">If the users enters the number 3, this program prints:</text:p>
      <text:p text:style-name="P1"/>
      <text:p text:style-name="P1">Enter an integer: 3</text:p>
      <text:p text:style-name="P1">3 is a positive integer</text:p>
      <text:p text:style-name="P1">Double this number is 6</text:p>
      <text:p text:style-name="P1">If the user enters the number -4, this program prints:</text:p>
      <text:p text:style-name="P1"/>
      <text:p text:style-name="P1">Enter an integer: -4</text:p>
      <text:p text:style-name="P1">-4 is a negative integer</text:p>
      <text:p text:style-name="P1">The positive of this number is 4</text:p>
      <text:p text:style-name="P1">It is even possible to put blocks inside of blocks inside of blocks:</text:p>
      <text:p text:style-name="P1"/>
      <text:p text:style-name="P1">1</text:p>
      <text:p text:style-name="P1">2</text:p>
      <text:p text:style-name="P1"><text:soft-page-break/>3</text:p>
      <text:p text:style-name="P1">4</text:p>
      <text:p text:style-name="P1">5</text:p>
      <text:p text:style-name="P1">6</text:p>
      <text:p text:style-name="P1">7</text:p>
      <text:p text:style-name="P1">8</text:p>
      <text:p text:style-name="P1">9</text:p>
      <text:p text:style-name="P1">10</text:p>
      <text:p text:style-name="P1">11</text:p>
      <text:p text:style-name="P1">12</text:p>
      <text:p text:style-name="P1">13</text:p>
      <text:p text:style-name="P1">14</text:p>
      <text:p text:style-name="P1">15</text:p>
      <text:p text:style-name="P1">16</text:p>
      <text:p text:style-name="P1">17</text:p>
      <text:p text:style-name="P1">18</text:p>
      <text:p text:style-name="P1">19</text:p>
      <text:p text:style-name="P1">20</text:p>
      <text:p text:style-name="P1">21</text:p>
      <text:p text:style-name="P1">int main()</text:p>
      <text:p text:style-name="P1">{</text:p>
      <text:p text:style-name="P1"><text:s text:c="4"/>using namespace std;</text:p>
      <text:p text:style-name="P1"><text:s text:c="4"/>cout &lt;&lt; "Enter an integer: ";</text:p>
      <text:p text:style-name="P1"><text:s text:c="4"/>int value;</text:p>
      <text:p text:style-name="P1"><text:s text:c="4"/>cin &gt;&gt; value;</text:p>
      <text:p text:style-name="P1"><text:s text:c="4"/></text:p>
      <text:p text:style-name="P1"><text:s text:c="4"/>if (value &gt; <text:s/>0)</text:p>
      <text:p text:style-name="P1"><text:s text:c="4"/>{</text:p>
      <text:p text:style-name="P1"><text:s text:c="8"/>if ((value % 2) == 0)</text:p>
      <text:p text:style-name="P1"><text:s text:c="8"/>{</text:p>
      <text:p text:style-name="P1"><text:s text:c="12"/>cout &lt;&lt; value &lt;&lt; " is positive and even" &lt;&lt; endl;</text:p>
      <text:p text:style-name="P1"><text:s text:c="8"/>}</text:p>
      <text:p text:style-name="P1"><text:s text:c="8"/>else</text:p>
      <text:p text:style-name="P1"><text:s text:c="8"/>{</text:p>
      <text:p text:style-name="P1"><text:s text:c="12"/>cout &lt;&lt; value &lt;&lt; " is positive and odd" &lt;&lt; endl;</text:p>
      <text:p text:style-name="P1"><text:s text:c="8"/>}</text:p>
      <text:p text:style-name="P1"><text:s text:c="4"/>}</text:p>
      <text:p text:style-name="P1"><text:s/></text:p>
      <text:p text:style-name="P1"><text:s text:c="4"/>return 0;</text:p>
      <text:p text:style-name="P1">}</text:p>
      <text:p text:style-name="P1">There is no practical limit to how many nested blocks you can have. However, it is generally a good idea to try to keep the number of nested blocks to at most 3 (maybe 4) blocks deep. If your function has a need for more, it’s probably time to break your function into multiple smaller functions!</text:p>
      <text:p text:style-name="P1"/>
      <text:p text:style-name="P1">Summary</text:p>
      <text:p text:style-name="P1"/>
      <text:p text:style-name="P1">Blocks allow multiple statements to be used wherever a single statement can normally be used. They are extremely useful when you need a set of statements to execute togeth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4T00:18:52.873542318</meta:creation-date>
    <dc:date>2016-03-14T00:19:45.535060993</dc:date>
    <meta:editing-duration>P0D</meta:editing-duration>
    <meta:editing-cycles>1</meta:editing-cycles>
    <meta:document-statistic meta:table-count="0" meta:image-count="0" meta:object-count="0" meta:page-count="3" meta:paragraph-count="134" meta:word-count="570" meta:character-count="2875" meta:non-whitespace-character-count="2214"/>
    <meta:generator>LibreOffice/4.2.8.2$Linux_X86_64 LibreOffice_project/420m0$Build-2</meta:generator>
  </office:meta>
</office:document-meta>
</file>